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Mono" fo:font-size="6pt" style:font-size-asian="6pt" style:font-size-complex="6pt"/>
    </style:style>
    <style:style style:name="P2" style:family="paragraph" style:parent-style-name="Standard">
      <style:text-properties fo:color="#000000" loext:opacity="100%" style:font-name="Liberation Mono" fo:font-size="6pt" officeooo:paragraph-rsid="002f22d8" style:font-size-asian="6pt" style:font-size-complex="6pt"/>
    </style:style>
    <style:style style:name="P3" style:family="paragraph" style:parent-style-name="Standard">
      <style:text-properties fo:color="#000000" loext:opacity="100%" style:font-name="Liberation Mono" fo:font-size="6pt" officeooo:paragraph-rsid="0029d10f" style:font-size-asian="6pt" style:font-size-complex="6pt"/>
    </style:style>
    <style:style style:name="P4" style:family="paragraph" style:parent-style-name="Standard">
      <style:text-properties fo:color="#000000" loext:opacity="100%" style:font-name="Liberation Mono" fo:font-size="6pt" officeooo:paragraph-rsid="0030b17a" style:font-size-asian="6pt" style:font-size-complex="6pt"/>
    </style:style>
    <style:style style:name="P5" style:family="paragraph" style:parent-style-name="Standard">
      <style:text-properties fo:color="#000000" loext:opacity="100%" style:font-name="Liberation Mono" fo:font-size="6pt" officeooo:paragraph-rsid="00312050" style:font-size-asian="6pt" style:font-size-complex="6pt"/>
    </style:style>
    <style:style style:name="P6" style:family="paragraph" style:parent-style-name="Standard">
      <style:text-properties fo:color="#000000" loext:opacity="100%" style:font-name="Liberation Mono" fo:font-size="6pt" officeooo:paragraph-rsid="00206b71" style:font-size-asian="6pt" style:font-size-complex="6pt"/>
    </style:style>
    <style:style style:name="P7" style:family="paragraph" style:parent-style-name="Standard">
      <style:text-properties fo:color="#000000" loext:opacity="100%" style:font-name="Liberation Mono" fo:font-size="6pt" officeooo:paragraph-rsid="00349c9f" style:font-size-asian="6pt" style:font-size-complex="6pt"/>
    </style:style>
    <style:style style:name="P8" style:family="paragraph" style:parent-style-name="Standard">
      <style:text-properties fo:color="#000000" loext:opacity="100%" style:font-name="Liberation Mono" fo:font-size="6pt" officeooo:paragraph-rsid="0035f6e4" style:font-size-asian="6pt" style:font-size-complex="6pt"/>
    </style:style>
    <style:style style:name="P9" style:family="paragraph" style:parent-style-name="Standard">
      <style:text-properties fo:color="#000000" loext:opacity="100%" style:font-name="Liberation Mono" fo:font-size="6pt" officeooo:paragraph-rsid="0037ba0a" style:font-size-asian="6pt" style:font-size-complex="6pt"/>
    </style:style>
    <style:style style:name="P10" style:family="paragraph" style:parent-style-name="Standard">
      <style:text-properties fo:color="#000000" loext:opacity="100%" style:font-name="Liberation Mono" fo:font-size="6pt" officeooo:paragraph-rsid="003958b2" style:font-size-asian="6pt" style:font-size-complex="6pt"/>
    </style:style>
    <style:style style:name="P11" style:family="paragraph" style:parent-style-name="Standard">
      <style:text-properties fo:color="#000000" loext:opacity="100%" style:font-name="Liberation Mono" fo:font-size="6pt" officeooo:paragraph-rsid="00397ee1" style:font-size-asian="6pt" style:font-size-complex="6pt"/>
    </style:style>
    <style:style style:name="P12" style:family="paragraph" style:parent-style-name="Standard">
      <style:text-properties fo:color="#000000" loext:opacity="100%" style:font-name="Liberation Mono" fo:font-size="6pt" officeooo:paragraph-rsid="003ad96f" style:font-size-asian="6pt" style:font-size-complex="6pt"/>
    </style:style>
    <style:style style:name="P13" style:family="paragraph" style:parent-style-name="Standard">
      <style:text-properties fo:color="#000000" loext:opacity="100%" style:font-name="Liberation Mono" fo:font-size="6pt" officeooo:paragraph-rsid="003e44ba" style:font-size-asian="6pt" style:font-size-complex="6pt"/>
    </style:style>
    <style:style style:name="P14" style:family="paragraph" style:parent-style-name="Standard">
      <style:text-properties fo:color="#000000" loext:opacity="100%" style:font-name="Liberation Mono" fo:font-size="6pt" officeooo:paragraph-rsid="0043046a" style:font-size-asian="6pt" style:font-size-complex="6pt"/>
    </style:style>
    <style:style style:name="P15" style:family="paragraph" style:parent-style-name="Standard">
      <style:text-properties fo:color="#000000" loext:opacity="100%" style:font-name="Liberation Mono" fo:font-size="6pt" officeooo:paragraph-rsid="0043d671" style:font-size-asian="6pt" style:font-size-complex="6pt"/>
    </style:style>
    <style:style style:name="P16" style:family="paragraph" style:parent-style-name="Standard">
      <style:text-properties fo:color="#000000" loext:opacity="100%" style:font-name="Liberation Mono" fo:font-size="6pt" officeooo:paragraph-rsid="00458582" style:font-size-asian="6pt" style:font-size-complex="6pt"/>
    </style:style>
    <style:style style:name="P17" style:family="paragraph" style:parent-style-name="Standard">
      <style:text-properties fo:color="#000000" loext:opacity="100%" style:font-name="Liberation Mono" fo:font-size="6pt" officeooo:paragraph-rsid="003fbb26" style:font-size-asian="6pt" style:font-size-complex="6pt"/>
    </style:style>
    <style:style style:name="P18" style:family="paragraph" style:parent-style-name="Standard">
      <style:text-properties fo:color="#000000" loext:opacity="100%" style:font-name="Liberation Mono" fo:font-size="6pt" officeooo:paragraph-rsid="00461407" style:font-size-asian="6pt" style:font-size-complex="6pt"/>
    </style:style>
    <style:style style:name="P19" style:family="paragraph" style:parent-style-name="Standard">
      <style:text-properties fo:color="#000000" loext:opacity="100%" style:font-name="Liberation Mono" fo:font-size="6pt" officeooo:paragraph-rsid="0046b825" style:font-size-asian="6pt" style:font-size-complex="6pt"/>
    </style:style>
    <style:style style:name="P20" style:family="paragraph" style:parent-style-name="Standard">
      <style:text-properties fo:color="#000000" loext:opacity="100%" style:font-name="Liberation Mono" fo:font-size="6pt" officeooo:paragraph-rsid="0046ff39" style:font-size-asian="6pt" style:font-size-complex="6pt"/>
    </style:style>
    <style:style style:name="P21" style:family="paragraph" style:parent-style-name="Standard">
      <style:text-properties fo:color="#000000" loext:opacity="100%" style:font-name="Liberation Mono" fo:font-size="6pt" officeooo:paragraph-rsid="0048971b" style:font-size-asian="6pt" style:font-size-complex="6pt"/>
    </style:style>
    <style:style style:name="P22" style:family="paragraph" style:parent-style-name="Standard">
      <style:text-properties fo:color="#000000" loext:opacity="100%" style:font-name="Liberation Mono" fo:font-size="6pt" officeooo:paragraph-rsid="004a5696" style:font-size-asian="6pt" style:font-size-complex="6pt"/>
    </style:style>
    <style:style style:name="P23" style:family="paragraph" style:parent-style-name="Standard">
      <style:text-properties fo:color="#000000" loext:opacity="100%" style:font-name="Liberation Mono" fo:font-size="6pt" officeooo:paragraph-rsid="004ade3b" style:font-size-asian="6pt" style:font-size-complex="6pt"/>
    </style:style>
    <style:style style:name="P24" style:family="paragraph" style:parent-style-name="Standard">
      <style:text-properties fo:color="#000000" loext:opacity="100%" style:font-name="Liberation Mono" fo:font-size="6pt" officeooo:paragraph-rsid="004b1ca9" style:font-size-asian="6pt" style:font-size-complex="6pt"/>
    </style:style>
    <style:style style:name="P25" style:family="paragraph" style:parent-style-name="Standard">
      <style:text-properties fo:color="#000000" loext:opacity="100%" style:font-name="Liberation Mono" fo:font-size="6pt" officeooo:paragraph-rsid="004b3503" style:font-size-asian="6pt" style:font-size-complex="6pt"/>
    </style:style>
    <style:style style:name="P26" style:family="paragraph" style:parent-style-name="Standard">
      <style:text-properties fo:color="#000000" loext:opacity="100%" style:font-name="Liberation Mono" fo:font-size="6pt" fo:font-weight="bold" officeooo:paragraph-rsid="0037ba0a" style:font-size-asian="6pt" style:font-weight-asian="bold" style:font-size-complex="6pt" style:font-weight-complex="bold"/>
    </style:style>
    <style:style style:name="P27" style:family="paragraph" style:parent-style-name="Standard">
      <style:text-properties fo:color="#000000" loext:opacity="100%" officeooo:paragraph-rsid="0030b17a"/>
    </style:style>
    <style:style style:name="P28" style:family="paragraph" style:parent-style-name="Standard">
      <style:text-properties officeooo:paragraph-rsid="00397ee1"/>
    </style:style>
    <style:style style:name="P29" style:family="paragraph" style:parent-style-name="Standard">
      <style:text-properties officeooo:paragraph-rsid="003fbb26"/>
    </style:style>
    <style:style style:name="P30" style:family="paragraph" style:parent-style-name="Standard">
      <style:paragraph-properties fo:padding="0cm" fo:border="none"/>
      <style:text-properties fo:color="#000000" loext:opacity="100%" style:font-name="Liberation Mono" fo:font-size="6pt" officeooo:paragraph-rsid="0035f6e4" style:font-size-asian="6pt" style:font-size-complex="6pt"/>
    </style:style>
    <style:style style:name="P31" style:family="paragraph" style:parent-style-name="Standard">
      <style:paragraph-properties fo:padding="0cm" fo:border="none"/>
      <style:text-properties fo:color="#000000" loext:opacity="100%" style:font-name="Liberation Mono" fo:font-size="6pt" officeooo:paragraph-rsid="003e44ba" style:font-size-asian="6pt" style:font-size-complex="6pt"/>
    </style:style>
    <style:style style:name="P32" style:family="paragraph" style:parent-style-name="Standard">
      <style:paragraph-properties fo:padding="0cm" fo:border="none"/>
      <style:text-properties fo:color="#000000" loext:opacity="100%" style:font-name="Liberation Mono" fo:font-size="6pt" officeooo:paragraph-rsid="00458582" style:font-size-asian="6pt" style:font-size-complex="6pt"/>
    </style:style>
    <style:style style:name="P33" style:family="paragraph" style:parent-style-name="Standard">
      <style:paragraph-properties fo:padding="0cm" fo:border="none" style:join-border="false"/>
      <style:text-properties fo:color="#000000" loext:opacity="100%" style:font-name="Liberation Mono" fo:font-size="6pt" officeooo:paragraph-rsid="003ad96f" style:font-size-asian="6pt" style:font-size-complex="6pt"/>
    </style:style>
    <style:style style:name="P34" style:family="paragraph" style:parent-style-name="Standard">
      <style:paragraph-properties fo:padding="0cm" fo:border="none"/>
      <style:text-properties fo:color="#000000" loext:opacity="100%" style:font-name="Liberation Mono" fo:font-size="6pt" fo:font-weight="normal" officeooo:paragraph-rsid="003e44ba" style:font-size-asian="6pt" style:font-weight-asian="normal" style:font-size-complex="6pt" style:font-weight-complex="normal"/>
    </style:style>
    <style:style style:name="P35" style:family="paragraph" style:parent-style-name="Standard">
      <style:paragraph-properties fo:padding="0.049cm" fo:border-left="none" fo:border-right="none" fo:border-top="0.06pt solid #000000" fo:border-bottom="none"/>
      <style:text-properties fo:color="#000000" loext:opacity="100%" style:font-name="Liberation Mono" fo:font-size="6pt" officeooo:paragraph-rsid="0035f6e4" style:font-size-asian="6pt" style:font-size-complex="6pt"/>
    </style:style>
    <style:style style:name="P36" style:family="paragraph" style:parent-style-name="Standard">
      <style:paragraph-properties fo:padding="0.049cm" fo:border-left="none" fo:border-right="none" fo:border-top="0.06pt solid #000000" fo:border-bottom="none"/>
      <style:text-properties fo:color="#000000" loext:opacity="100%" style:font-name="Liberation Mono" fo:font-size="6pt" officeooo:paragraph-rsid="0037ba0a" style:font-size-asian="6pt" style:font-size-complex="6pt"/>
    </style:style>
    <style:style style:name="P37" style:family="paragraph" style:parent-style-name="Standard">
      <style:paragraph-properties fo:padding="0.049cm" fo:border-left="none" fo:border-right="none" fo:border-top="0.06pt solid #000000" fo:border-bottom="none"/>
      <style:text-properties fo:color="#000000" loext:opacity="100%" style:font-name="Liberation Mono" fo:font-size="6pt" officeooo:paragraph-rsid="003958b2" style:font-size-asian="6pt" style:font-size-complex="6pt"/>
    </style:style>
    <style:style style:name="P38" style:family="paragraph" style:parent-style-name="Standard">
      <style:paragraph-properties fo:padding="0.049cm" fo:border-left="none" fo:border-right="none" fo:border-top="0.06pt solid #000000" fo:border-bottom="none"/>
      <style:text-properties fo:color="#000000" loext:opacity="100%" style:font-name="Liberation Mono" fo:font-size="6pt" officeooo:paragraph-rsid="00397ee1" style:font-size-asian="6pt" style:font-size-complex="6pt"/>
    </style:style>
    <style:style style:name="P39" style:family="paragraph" style:parent-style-name="Standard">
      <style:paragraph-properties fo:padding="0.049cm" fo:border-left="none" fo:border-right="none" fo:border-top="0.06pt solid #000000" fo:border-bottom="none"/>
      <style:text-properties fo:color="#000000" loext:opacity="100%" style:font-name="Liberation Mono" fo:font-size="6pt" officeooo:paragraph-rsid="00458582" style:font-size-asian="6pt" style:font-size-complex="6pt"/>
    </style:style>
    <style:style style:name="P40" style:family="paragraph" style:parent-style-name="Standard">
      <style:paragraph-properties fo:padding="0.049cm" fo:border-left="none" fo:border-right="none" fo:border-top="none" fo:border-bottom="0.06pt solid #000000"/>
      <style:text-properties fo:color="#000000" loext:opacity="100%" style:font-name="Liberation Mono" fo:font-size="6pt" style:font-size-asian="6pt" style:font-size-complex="6pt"/>
    </style:style>
    <style:style style:name="P41" style:family="paragraph" style:parent-style-name="Standard">
      <style:paragraph-properties fo:padding="0cm" fo:border-left="none" fo:border-right="none" fo:border-top="none" fo:border-bottom="0.06pt solid #000000"/>
      <style:text-properties fo:color="#000000" loext:opacity="100%" style:font-name="Liberation Mono" fo:font-size="6pt" officeooo:paragraph-rsid="003ad96f" style:font-size-asian="6pt" style:font-size-complex="6pt"/>
    </style:style>
    <style:style style:name="P42" style:family="paragraph" style:parent-style-name="Standard">
      <style:paragraph-properties fo:break-before="page"/>
      <style:text-properties fo:color="#000000" loext:opacity="100%" style:font-name="Liberation Mono" fo:font-size="6pt" officeooo:paragraph-rsid="0043d671" style:font-size-asian="6pt" style:font-size-complex="6pt"/>
    </style:style>
    <style:style style:name="P43" style:family="paragraph" style:parent-style-name="Standard">
      <style:paragraph-properties fo:break-before="page"/>
      <style:text-properties fo:color="#000000" loext:opacity="100%" style:font-name="Liberation Mono" fo:font-size="6pt" officeooo:paragraph-rsid="00458582" style:font-size-asian="6pt" style:font-size-complex="6pt"/>
    </style:style>
    <style:style style:name="P44" style:family="paragraph" style:parent-style-name="Standard">
      <style:text-properties fo:color="#000000" loext:opacity="100%" style:font-name="Liberation Mono" fo:font-size="6pt" style:font-size-asian="6pt" style:font-size-complex="6pt"/>
    </style:style>
    <style:style style:name="P45" style:family="paragraph" style:parent-style-name="Standard">
      <style:text-properties fo:color="#000000" loext:opacity="100%" style:font-name="Liberation Mono" fo:font-size="6pt" officeooo:paragraph-rsid="0030b17a" style:font-size-asian="6pt" style:font-size-complex="6pt"/>
    </style:style>
    <style:style style:name="P46" style:family="paragraph" style:parent-style-name="Standard">
      <style:text-properties fo:color="#000000" loext:opacity="100%" style:font-name="Liberation Mono" fo:font-size="6pt" officeooo:paragraph-rsid="004b3503" style:font-size-asian="6pt" style:font-size-complex="6pt"/>
    </style:style>
    <style:style style:name="P47" style:family="paragraph" style:parent-style-name="Standard">
      <style:text-properties fo:color="#000000" loext:opacity="100%" style:font-name="Liberation Mono" fo:font-size="6pt" officeooo:paragraph-rsid="0050a409" style:font-size-asian="6pt" style:font-size-complex="6pt"/>
    </style:style>
    <style:style style:name="P48" style:family="paragraph" style:parent-style-name="Standard">
      <style:text-properties fo:color="#000000" loext:opacity="100%" style:font-name="Liberation Mono" fo:font-size="6pt" officeooo:paragraph-rsid="004a5696" style:font-size-asian="6pt" style:font-size-complex="6pt"/>
    </style:style>
    <style:style style:name="P49" style:family="paragraph" style:parent-style-name="Standard">
      <style:text-properties fo:color="#000000" loext:opacity="100%" style:font-name="Liberation Mono" fo:font-size="6pt" officeooo:paragraph-rsid="002f22d8" style:font-size-asian="6pt" style:font-size-complex="6pt"/>
    </style:style>
    <style:style style:name="P50" style:family="paragraph" style:parent-style-name="Standard">
      <style:paragraph-properties fo:padding="0cm" fo:border="none"/>
      <style:text-properties fo:color="#000000" loext:opacity="100%" style:font-name="Liberation Mono" fo:font-size="6pt" fo:font-weight="normal" officeooo:paragraph-rsid="003e44ba" style:font-size-asian="6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background-color="#f9cfb5" loext:char-shading-value="0" style:font-style-asian="italic" style:font-style-complex="italic"/>
    </style:style>
    <style:style style:name="T5" style:family="text">
      <style:text-properties fo:font-style="italic" fo:background-color="#f9cfb5" loext:char-shading-value="0" style:font-style-asian="italic" style:font-style-complex="italic"/>
    </style:style>
    <style:style style:name="T6" style:family="text">
      <style:text-properties style:font-name="Liberation Mono" fo:font-size="6pt" style:font-size-asian="6pt" style:font-size-complex="6pt"/>
    </style:style>
    <style:style style:name="T7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000000" loext:opacity="100%" style:font-name="Liberation Mono" fo:font-size="6pt" style:font-size-asian="6pt" style:font-size-complex="6pt"/>
    </style:style>
    <style:style style:name="T9" style:family="text">
      <style:text-properties fo:color="#000000" loext:opacity="100%" style:font-name="Liberation Mono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000000" loext:opacity="100%" style:font-name="Liberation Mono" fo:font-size="6pt" fo:font-style="italic" style:font-size-asian="6pt" style:font-style-asian="italic" style:font-size-complex="6pt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58582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aadcf7" loext:char-shading-value="0"/>
    </style:style>
    <style:style style:name="T15" style:family="text">
      <style:text-properties fo:background-color="#f9cfb5" loext:char-shading-value="0"/>
    </style:style>
    <style:style style:name="T16" style:family="text">
      <style:text-properties fo:background-color="#f9cfb5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ilation ::= {compilation_unit}</text:p>
      <text:p text:style-name="P7">compilation_unit ::= context_clause library_unit</text:p>
      <text:p text:style-name="P7"/>
      <text:p text:style-name="P7">context_clause ::= {with_clause {use_clause}}</text:p>
      <text:p text:style-name="P7"/>
      <text:p text:style-name="P7">with_clause ::= <text:span text:style-name="T1">with</text:span> <text:span text:style-name="T2">unit</text:span>_identifier {, <text:span text:style-name="T2">unit</text:span>_identifier};</text:p>
      <text:p text:style-name="P7"/>
      <text:p text:style-name="P7">use_clause ::= <text:span text:style-name="T1">use</text:span> <text:span text:style-name="T2">package</text:span>_name {, <text:span text:style-name="T2">package</text:span>_name};</text:p>
      <text:p text:style-name="P7"/>
      <text:p text:style-name="P7">library_unit ::=</text:p>
      <text:p text:style-name="P7"><text:s text:c="5"/>subprogram_specification | package_specification</text:p>
      <text:p text:style-name="P9"><text:s text:c="3"/>| subprogram_body <text:s text:c="9"/>| package_body</text:p>
      <text:p text:style-name="P7"><text:s text:c="3"/>| generic_specification <text:s text:c="3"/>| generic_instantiation</text:p>
      <text:p text:style-name="P7"><text:s text:c="3"/>| subunit</text:p>
      <text:p text:style-name="P8"/>
      <text:p text:style-name="P8">subunit ::= <text:span text:style-name="T1">separate</text:span> (<text:span text:style-name="T2">parent_unit</text:span>_name) proper_body</text:p>
      <text:p text:style-name="P8"/>
      <text:p text:style-name="P8">proper_body ::= subprogram_body | package_body | task_body</text:p>
      <text:p text:style-name="P9"/>
      <text:p text:style-name="P36"/>
      <text:p text:style-name="P9">subprogram_specification ::=</text:p>
      <text:p text:style-name="P9"><text:s text:c="5"/><text:span text:style-name="T1">procedure</text:span> identifier [formal_part]</text:p>
      <text:p text:style-name="P9"><text:s text:c="3"/>| <text:span text:style-name="T1">function</text:span> designator <text:s/>[formal_part] <text:span text:style-name="T1">return</text:span> <text:span text:style-name="T2">type</text:span>_name</text:p>
      <text:p text:style-name="P9"/>
      <text:p text:style-name="P9">formal_part ::= (parameter_specification {; parameter_specification})</text:p>
      <text:p text:style-name="P9"/>
      <text:p text:style-name="P24">parameter_specification ::= identifier_list : mode <text:span text:style-name="T2">type</text:span>_name [:= <text:span text:style-name="T15">expression</text:span>]</text:p>
      <text:p text:style-name="P9"/>
      <text:p text:style-name="P9">mode ::= [<text:span text:style-name="T1">in</text:span>] | <text:span text:style-name="T1">in</text:span> <text:span text:style-name="T1">out</text:span> | <text:span text:style-name="T1">out</text:span></text:p>
      <text:p text:style-name="P26"/>
      <text:p text:style-name="P9">subprogram_body ::=</text:p>
      <text:p text:style-name="P9"><text:s text:c="4"/>subprogram_specification <text:span text:style-name="T1">is</text:span></text:p>
      <text:p text:style-name="P9"><text:s text:c="7"/>[<text:span text:style-name="T13">declarative_part</text:span>]</text:p>
      <text:p text:style-name="P9"><text:s text:c="4"/><text:span text:style-name="T1">begin</text:span></text:p>
      <text:p text:style-name="P9"><text:s text:c="8"/><text:span text:style-name="T14">sequence_of_statements</text:span></text:p>
      <text:p text:style-name="P9"><text:s text:c="3"/>[<text:span text:style-name="T1">exception</text:span></text:p>
      <text:p text:style-name="P9"><text:s text:c="8"/>exception_handler</text:p>
      <text:p text:style-name="P9"><text:s text:c="7"/>{exception_handler}]</text:p>
      <text:p text:style-name="P9"><text:s text:c="4"/><text:span text:style-name="T1">end</text:span> [designator];</text:p>
      <text:p text:style-name="P9"/>
      <text:p text:style-name="P11">exception_handler ::=</text:p>
      <text:p text:style-name="P11"><text:s text:c="3"/><text:span text:style-name="T1">when</text:span> exception_choice {| exception_choice} =&gt;</text:p>
      <text:p text:style-name="P22"><text:s text:c="6"/><text:span text:style-name="T14">sequence_of_statements</text:span></text:p>
      <text:p text:style-name="P11"/>
      <text:p text:style-name="P11">exception_choice ::= <text:span text:style-name="T2">exception</text:span>_name | <text:span text:style-name="T1">others</text:span></text:p>
      <text:p text:style-name="P7"/>
      <text:p text:style-name="P36"/>
      <text:p text:style-name="P9">package_specification ::=</text:p>
      <text:p text:style-name="P9"><text:s text:c="4"/><text:span text:style-name="T1">package</text:span> identifier <text:span text:style-name="T1">is</text:span></text:p>
      <text:p text:style-name="P9"><text:s text:c="6"/>{<text:span text:style-name="T13">basic_declarative_item</text:span>}</text:p>
      <text:p text:style-name="P9"><text:s text:c="3"/>[<text:span text:style-name="T1">private</text:span></text:p>
      <text:p text:style-name="P22"><text:s text:c="6"/>{<text:span text:style-name="T13">basic_declarative_item</text:span>}]</text:p>
      <text:p text:style-name="P9"><text:s text:c="4"/><text:span text:style-name="T1">end</text:span> [<text:span text:style-name="T2">package</text:span>_identifier]</text:p>
      <text:p text:style-name="P9"/>
      <text:p text:style-name="P9">package_body ::=</text:p>
      <text:p text:style-name="P9"><text:s text:c="4"/><text:span text:style-name="T1">package body</text:span> <text:span text:style-name="T2">package</text:span>_identifier <text:span text:style-name="T1">is</text:span></text:p>
      <text:p text:style-name="P22"><text:s text:c="7"/>[<text:span text:style-name="T13">declarative_part</text:span>]</text:p>
      <text:p text:style-name="P9"><text:s text:c="3"/>[<text:span text:style-name="T1">begin</text:span></text:p>
      <text:p text:style-name="P22"><text:s text:c="8"/><text:span text:style-name="T14">sequence_of_statements</text:span></text:p>
      <text:p text:style-name="P9"><text:s text:c="3"/>[<text:span text:style-name="T1">exception</text:span></text:p>
      <text:p text:style-name="P9"><text:s text:c="8"/>exception_handler</text:p>
      <text:p text:style-name="P9"><text:s text:c="7"/>{exception_handler}]]</text:p>
      <text:p text:style-name="P9"><text:s text:c="4"/><text:span text:style-name="T1">end</text:span> [<text:span text:style-name="T2">package</text:span>_identifier];</text:p>
      <text:p text:style-name="P9"/>
      <text:p text:style-name="P36"/>
      <text:p text:style-name="P9">generic_specification ::=</text:p>
      <text:p text:style-name="P9"><text:s text:c="5"/>generic_formal_part subprogram_specification</text:p>
      <text:p text:style-name="P9"><text:s text:c="3"/>| generic_formal_part package_specification</text:p>
      <text:p text:style-name="P9"/>
      <text:p text:style-name="P9">generic_formal_part ::= <text:span text:style-name="T1">generic</text:span> {generic_parameter_declaration}</text:p>
      <text:p text:style-name="P9"/>
      <text:p text:style-name="P9">generic_parameter_declaration ::=</text:p>
      <text:p text:style-name="P24"><text:s text:c="5"/>identifier_list : [<text:span text:style-name="T1">in</text:span> [<text:span text:style-name="T1">out</text:span>]] <text:span text:style-name="T2">type</text:span>_name [:= <text:span text:style-name="T15">expression</text:span>];</text:p>
      <text:p text:style-name="P9"><text:s text:c="3"/>| <text:span text:style-name="T1">type</text:span> identifier <text:span text:style-name="T1">is</text:span> generic_type_definition;</text:p>
      <text:p text:style-name="P9"><text:s text:c="3"/>| private_type_declaration</text:p>
      <text:p text:style-name="P9"><text:s text:c="3"/>| <text:span text:style-name="T1">with</text:span> subprogram_specification [<text:span text:style-name="T1">is</text:span> name];</text:p>
      <text:p text:style-name="P9"><text:s text:c="3"/>| <text:span text:style-name="T1">with</text:span> subprogram_specification [<text:span text:style-name="T1">is</text:span> &lt;&gt;];</text:p>
      <text:p text:style-name="P9">generic_type_definition ::=</text:p>
      <text:p text:style-name="P9"><text:s text:c="5"/>(&lt;&gt;) | <text:span text:style-name="T1">range</text:span> &lt;&gt; | <text:span text:style-name="T1">digits</text:span> &lt;&gt; | <text:span text:style-name="T1">delta</text:span> &lt;&gt;</text:p>
      <text:p text:style-name="P9"><text:s text:c="3"/>| array_type_definition | access_type_definition</text:p>
      <text:p text:style-name="P9"/>
      <text:p text:style-name="P9">generic_instantiation ::=</text:p>
      <text:p text:style-name="P9"><text:s text:c="5"/><text:span text:style-name="T1">package</text:span> identifier <text:span text:style-name="T1">is</text:span></text:p>
      <text:p text:style-name="P9"><text:s text:c="9"/><text:span text:style-name="T1">new</text:span> <text:span text:style-name="T2">generic_package</text:span>_name [generic_actual_part];</text:p>
      <text:p text:style-name="P9"><text:s text:c="3"/>| <text:span text:style-name="T1">procedure</text:span> identifier <text:span text:style-name="T1">is</text:span></text:p>
      <text:p text:style-name="P9"><text:s text:c="9"/><text:span text:style-name="T1">new</text:span> <text:span text:style-name="T2">generic_procedure</text:span>_name [generic_actual_part];</text:p>
      <text:p text:style-name="P9"><text:s text:c="3"/>| <text:span text:style-name="T1">function</text:span> designator <text:span text:style-name="T1">is</text:span></text:p>
      <text:p text:style-name="P9"><text:s text:c="9"/><text:span text:style-name="T1">new</text:span> <text:span text:style-name="T2">generic_function</text:span>_name [generic_actual_part];</text:p>
      <text:p text:style-name="P9"/>
      <text:p text:style-name="P9">generic_actual_part ::= (generic_association {, generic_association})</text:p>
      <text:p text:style-name="P9"/>
      <text:p text:style-name="P9">generic_association ::= [generic_formal_parameter =&gt;] generic_actual_parameter</text:p>
      <text:p text:style-name="P9"/>
      <text:p text:style-name="P9">generic_formal_parameter ::= <text:span text:style-name="T2">parameter</text:span>_identifier | operator_symbol</text:p>
      <text:p text:style-name="P9"/>
      <text:p text:style-name="P9">generic_actual_parameter ::= </text:p>
      <text:p text:style-name="P24"><text:s text:c="5"/><text:span text:style-name="T15">expression</text:span> <text:s text:c="5"/>| <text:span text:style-name="T2">variable</text:span>_name</text:p>
      <text:p text:style-name="P9"><text:s text:c="3"/>| <text:span text:style-name="T2">subprogram</text:span>_name | <text:span text:style-name="T2">entry</text:span>_name | <text:span text:style-name="T2">type</text:span>_name</text:p>
      <text:p text:style-name="P1"/>
      <text:p text:style-name="P36"/>
      <text:p text:style-name="P22"><text:span text:style-name="T13">declarative_part</text:span> ::= {basic_declarative_item} {later_declarative_item}</text:p>
      <text:p text:style-name="P10"/>
      <text:p text:style-name="P22"><text:span text:style-name="T13">basic_declarative_item</text:span> ::= basic_declaration | representation_clause | use_clause</text:p>
      <text:p text:style-name="P10"/>
      <text:p text:style-name="P10">later_declarative_item ::= </text:p>
      <text:p text:style-name="P13"><text:s text:c="5"/>proper_body <text:s text:c="13"/>| body_stub</text:p>
      <text:p text:style-name="P10"><text:s text:c="3"/>| subprogram_specification | package_specification</text:p>
      <text:p text:style-name="P10"><text:s text:c="3"/>| task_specification <text:s text:c="6"/>| generic_specification</text:p>
      <text:p text:style-name="P10"><text:s text:c="3"/>| use_clause <text:s text:c="14"/>| generic_instantiation</text:p>
      <text:p text:style-name="P10"/>
      <text:p text:style-name="P10">body_stub ::=</text:p>
      <text:p text:style-name="P10"><text:s text:c="5"/>subprogram_specification <text:span text:style-name="T1">is</text:span> <text:span text:style-name="T1">separate</text:span>;</text:p>
      <text:p text:style-name="P10"><text:s text:c="3"/>| <text:span text:style-name="T1">package</text:span> <text:span text:style-name="T1">body</text:span> <text:span text:style-name="T2">package</text:span>_identifier <text:span text:style-name="T1">is</text:span> <text:span text:style-name="T1">separate</text:span>;</text:p>
      <text:p text:style-name="P10"><text:s text:c="3"/>| <text:span text:style-name="T1">task</text:span> <text:span text:style-name="T1">body</text:span> <text:span text:style-name="T2">task</text:span>_identifier <text:span text:style-name="T1">is</text:span> <text:span text:style-name="T1">separate</text:span>;</text:p>
      <text:p text:style-name="P10"/>
      <text:p text:style-name="P37"/>
      <text:p text:style-name="P11">task_specification ::=</text:p>
      <text:p text:style-name="P11"><text:s text:c="3"/><text:span text:style-name="T1">task</text:span> [<text:span text:style-name="T1">type</text:span>] identifier [<text:span text:style-name="T1">is</text:span></text:p>
      <text:p text:style-name="P11"><text:s text:c="6"/>{entry_declaration}</text:p>
      <text:p text:style-name="P11"><text:s text:c="6"/>{representation_clause}</text:p>
      <text:p text:style-name="P11"><text:s text:c="3"/><text:span text:style-name="T1">end</text:span> [<text:span text:style-name="T2">task</text:span>_identifier]]</text:p>
      <text:p text:style-name="P21"/>
      <text:p text:style-name="P21">entry_declaration ::= <text:span text:style-name="T1">entry</text:span> identifier [(discrete_range)] [formal_part];</text:p>
      <text:p text:style-name="P21"/>
      <text:p text:style-name="P21">entry_call_statement ::= <text:span text:style-name="T2">entry</text:span>_name [actual_parameter_part];</text:p>
      <text:p text:style-name="P21"/>
      <text:p text:style-name="P11">task_body ::=</text:p>
      <text:p text:style-name="P11"><text:s text:c="4"/><text:span text:style-name="T1">task</text:span> <text:span text:style-name="T1">body</text:span> task_identifier <text:span text:style-name="T1">is</text:span></text:p>
      <text:p text:style-name="P22"><text:s text:c="7"/>[<text:span text:style-name="T13">declarative_part</text:span>]</text:p>
      <text:p text:style-name="P11"><text:s text:c="4"/><text:span text:style-name="T1">begin</text:span></text:p>
      <text:p text:style-name="P23"><text:s text:c="8"/><text:span text:style-name="T14">sequence_of_statements</text:span></text:p>
      <text:p text:style-name="P11"><text:s text:c="3"/>[<text:span text:style-name="T1">exception</text:span></text:p>
      <text:p text:style-name="P11"><text:s text:c="8"/>exception_handler</text:p>
      <text:p text:style-name="P11"><text:s text:c="7"/>{exception_handler}]</text:p>
      <text:p text:style-name="P11"><text:s text:c="4"/><text:span text:style-name="T1">end</text:span> [<text:span text:style-name="T2">task</text:span>_identifier];</text:p>
      <text:p text:style-name="P11"/>
      <text:p text:style-name="P11">select_statement ::= selective_wait | conditional_entry_call | timed_entry_call</text:p>
      <text:p text:style-name="P11"/>
      <text:p text:style-name="P11">selective_wait ::=</text:p>
      <text:p text:style-name="P11"><text:s text:c="4"/><text:span text:style-name="T1">select</text:span></text:p>
      <text:p text:style-name="P11"><text:s text:c="6"/>select_alternative</text:p>
      <text:p text:style-name="P11"><text:s text:c="3"/>{<text:span text:style-name="T1">or</text:span></text:p>
      <text:p text:style-name="P11"><text:s text:c="6"/>select_alternative}</text:p>
      <text:p text:style-name="P11"><text:s text:c="3"/>[<text:span text:style-name="T1">else</text:span></text:p>
      <text:p text:style-name="P22"><text:s text:c="6"/><text:span text:style-name="T14">sequence_of_statements</text:span>]</text:p>
      <text:p text:style-name="P18"><text:s text:c="4"/><text:span text:style-name="T1">end</text:span> <text:span text:style-name="T1">select</text:span>;</text:p>
      <text:p text:style-name="P18"/>
      <text:p text:style-name="P18">select_alternative ::=</text:p>
      <text:p text:style-name="P11"><text:s text:c="3"/>[<text:span text:style-name="T1">when</text:span> condition =&gt;]</text:p>
      <text:p text:style-name="P11"><text:s text:c="6"/>selective_wait_alternative</text:p>
      <text:p text:style-name="P11"/>
      <text:p text:style-name="P11">selective_wait_alternative ::= accept_alternative | delay_alternative | terminate_alternative</text:p>
      <text:p text:style-name="P11"/>
      <text:p text:style-name="P22"/>
      <text:p text:style-name="P22"/>
      <text:p text:style-name="P22"><text:soft-page-break/>accept_alternative ::= accept_statement [<text:span text:style-name="T14">sequence_of_statements</text:span>]</text:p>
      <text:p text:style-name="P21"/>
      <text:p text:style-name="P21">accept_statement ::=</text:p>
      <text:p text:style-name="P21"><text:s text:c="3"/><text:span text:style-name="T1">accept</text:span> <text:span text:style-name="T2">entry</text:span>_identifier [(entry_index)] [formal_part] [<text:span text:style-name="T1">do</text:span></text:p>
      <text:p text:style-name="P22"><text:s text:c="6"/><text:span text:style-name="T14">sequence_of_statements</text:span></text:p>
      <text:p text:style-name="P21"><text:s text:c="3"/><text:span text:style-name="T1">end</text:span> [<text:span text:style-name="T2">entry</text:span>_identifier]];</text:p>
      <text:p text:style-name="P21"/>
      <text:p text:style-name="P24">entry_index ::= <text:span text:style-name="T15">expression</text:span></text:p>
      <text:p text:style-name="P21"/>
      <text:p text:style-name="P22">delay_alternative ::= delay_statement [<text:span text:style-name="T14">sequence_of_statements</text:span>]</text:p>
      <text:p text:style-name="P21"/>
      <text:p text:style-name="P21">delay_statement ::= <text:span text:style-name="T1">delay</text:span> <text:span text:style-name="T15">simple_expression</text:span>;</text:p>
      <text:p text:style-name="P21"/>
      <text:p text:style-name="P11">terminate_alternative ::= <text:span text:style-name="T1">terminate</text:span>;</text:p>
      <text:p text:style-name="P11"/>
      <text:p text:style-name="P11">conditional_entry_call ::=</text:p>
      <text:p text:style-name="P11"><text:s text:c="3"/><text:span text:style-name="T1">select</text:span></text:p>
      <text:p text:style-name="P11"><text:s text:c="7"/>entry_call_statement</text:p>
      <text:p text:style-name="P22"><text:s text:c="6"/>[<text:span text:style-name="T14">sequence_of_statements</text:span>]</text:p>
      <text:p text:style-name="P11"><text:s text:c="3"/><text:span text:style-name="T1">else</text:span></text:p>
      <text:p text:style-name="P22"><text:s text:c="7"/><text:span text:style-name="T14">sequence_of_statements</text:span></text:p>
      <text:p text:style-name="P11"><text:s text:c="3"/><text:span text:style-name="T1">end</text:span> <text:span text:style-name="T1">select</text:span>;</text:p>
      <text:p text:style-name="P11"/>
      <text:p text:style-name="P11">timed_entry_call ::=</text:p>
      <text:p text:style-name="P11"><text:s text:c="3"/><text:span text:style-name="T1">select</text:span></text:p>
      <text:p text:style-name="P11"><text:s text:c="7"/>entry_call_statement</text:p>
      <text:p text:style-name="P22"><text:s text:c="6"/>[<text:span text:style-name="T14">sequence_of_statements</text:span>]</text:p>
      <text:p text:style-name="P11"><text:s text:c="3"/><text:span text:style-name="T1">or</text:span></text:p>
      <text:p text:style-name="P11"><text:s text:c="7"/>delay_alternative</text:p>
      <text:p text:style-name="P11"><text:s text:c="3"/><text:span text:style-name="T1">end</text:span> <text:span text:style-name="T1">select</text:span>;</text:p>
      <text:p text:style-name="P11"/>
      <text:p text:style-name="P28"><text:span text:style-name="T8">abort_statement ::= </text:span><text:span text:style-name="T9">abort</text:span><text:span text:style-name="T8"> </text:span><text:span text:style-name="T10">task</text:span><text:span text:style-name="T8">_name {, </text:span><text:span text:style-name="T10">task</text:span><text:span text:style-name="T8">_name};</text:span></text:p>
      <text:p text:style-name="P11"/>
      <text:p text:style-name="P38"/>
      <text:p text:style-name="P1">basic_declaration ::=</text:p>
      <text:p text:style-name="P1"><text:s text:c="5"/>object_declaration <text:s text:c="6"/>| number_declaration</text:p>
      <text:p text:style-name="P1"><text:s text:c="3"/>| type_declaration <text:s text:c="8"/>| subtype_declaration</text:p>
      <text:p text:style-name="P1"><text:s text:c="3"/>| subprogram_specification | package_specification</text:p>
      <text:p text:style-name="P1"><text:s text:c="3"/>| task_specification <text:s text:c="6"/>| generic_specification</text:p>
      <text:p text:style-name="P1"><text:s text:c="3"/>| exception_declaration <text:s text:c="3"/>| generic_instantiation</text:p>
      <text:p text:style-name="P1"><text:s text:c="3"/>| renaming_declaration <text:s text:c="4"/>| deferred_constant_declaration</text:p>
      <text:p text:style-name="P1"/>
      <text:p text:style-name="P1">object_declaration ::=</text:p>
      <text:p text:style-name="P24"><text:s text:c="5"/>identifier_list : [<text:span text:style-name="T1">constant</text:span>] subtype_indication [:= <text:span text:style-name="T15">expression</text:span>];</text:p>
      <text:p text:style-name="P24"><text:s text:c="3"/>| identifier_list : [<text:span text:style-name="T1">constant</text:span>] constrained_array_definition [:= <text:span text:style-name="T15">expression</text:span>];</text:p>
      <text:p text:style-name="P1"/>
      <text:p text:style-name="P1">number_declaration ::= identifier_list : <text:span text:style-name="T1">constant</text:span> := <text:span text:style-name="T16">universal_static_expression</text:span>;</text:p>
      <text:p text:style-name="P20"/>
      <text:p text:style-name="P20">deferred_constant_declaration ::= identifier_list : <text:span text:style-name="T1">constant</text:span> <text:span text:style-name="T2">type</text:span>_name;</text:p>
      <text:p text:style-name="P20"/>
      <text:p text:style-name="P20">exception_declaration ::= identifier_list : <text:span text:style-name="T1">exception</text:span>;</text:p>
      <text:p text:style-name="P2"/>
      <text:p text:style-name="P2"/>
      <text:p text:style-name="P2">type_declaration ::=</text:p>
      <text:p text:style-name="P2"><text:s text:c="5"/>full_type_declaration</text:p>
      <text:p text:style-name="P2"><text:s text:c="3"/>| incomplete_type_declaration</text:p>
      <text:p text:style-name="P2"><text:s text:c="3"/>| private_type_declaration</text:p>
      <text:p text:style-name="P32"/>
      <text:p text:style-name="P32">incomplete_type_declaration ::= <text:span text:style-name="T1">type</text:span> identifier [discriminant_part];</text:p>
      <text:p text:style-name="P17"/>
      <text:p text:style-name="P29"><text:span text:style-name="T8">private_type_declaration ::= </text:span><text:span text:style-name="T9">type</text:span><text:span text:style-name="T8"> identifier [discriminant_part] </text:span><text:span text:style-name="T9">is</text:span><text:span text:style-name="T8"> [</text:span><text:span text:style-name="T9">limited</text:span><text:span text:style-name="T8">] </text:span><text:span text:style-name="T9">private</text:span><text:span text:style-name="T8">;</text:span></text:p>
      <text:p text:style-name="P17"/>
      <text:p text:style-name="Standard"><text:span text:style-name="T8">full_type_declaration ::= </text:span><text:span text:style-name="T9">type</text:span><text:span text:style-name="T8"> identifier [discriminant_part] </text:span><text:span text:style-name="T9">is</text:span><text:span text:style-name="T8"> type_definition;</text:span></text:p>
      <text:p text:style-name="P21"/>
      <text:p text:style-name="P21">discriminant_part ::= (discriminant_specification {; discriminant_specification})</text:p>
      <text:p text:style-name="P21"/>
      <text:p text:style-name="P24">discriminant_specification ::= identifier_list : <text:span text:style-name="T2">type</text:span>_name [:= <text:span text:style-name="T15">expression</text:span>]</text:p>
      <text:p text:style-name="P21"/>
      <text:p text:style-name="P16">type_definition ::=</text:p>
      <text:p text:style-name="P1"><text:s text:c="5"/>enumeration_type_definition | integer_type_definition</text:p>
      <text:p text:style-name="P1"><text:s text:c="3"/>| real_type_definition <text:s text:c="7"/>| array_type_definition</text:p>
      <text:p text:style-name="P1"><text:s text:c="3"/>| record_type_definition <text:s text:c="5"/>| access_type_definition</text:p>
      <text:p text:style-name="P1"><text:s text:c="3"/>| derived_type_definition</text:p>
      <text:p text:style-name="P1"/>
      <text:p text:style-name="P1"/>
      <text:p text:style-name="P1">enumeration_type_definition ::= (enumeration_literal {, enumeration_literal})</text:p>
      <text:p text:style-name="P1"/>
      <text:p text:style-name="P1">enumeration_literal ::= identifier | character_literal</text:p>
      <text:p text:style-name="P1">integer_type_definition ::= range_constraint</text:p>
      <text:p text:style-name="P19"/>
      <text:p text:style-name="P19">range_constraint ::= <text:span text:style-name="T1">range</text:span> range</text:p>
      <text:p text:style-name="P25"/>
      <text:p text:style-name="P25">range ::= <text:span text:style-name="T2">range</text:span>_attribute | <text:span text:style-name="T15">simple_expression</text:span> .. <text:s/><text:span text:style-name="T15">simple_expression</text:span></text:p>
      <text:p text:style-name="P3"/>
      <text:p text:style-name="P3">real_type_definition ::= floating_point_constraint | fixed_point_constraint</text:p>
      <text:p text:style-name="P1"/>
      <text:p text:style-name="P12">floating_point_constraint ::= <text:span text:style-name="T1">digits</text:span> <text:span text:style-name="T4">static</text:span><text:span text:style-name="T15">_simple_expression</text:span> [range_constraint]</text:p>
      <text:p text:style-name="P12"/>
      <text:p text:style-name="P25">fixed_point_constraint <text:s text:c="3"/>::= <text:span text:style-name="T1">delta</text:span> <text:s/><text:span text:style-name="T4">static</text:span><text:span text:style-name="T15">_simple_expression</text:span> [range_constraint]</text:p>
      <text:p text:style-name="P1"/>
      <text:p text:style-name="P1"/>
      <text:p text:style-name="P1">array_type_definition ::= unconstrained_array_definition | constrained_array_definition</text:p>
      <text:p text:style-name="P1"/>
      <text:p text:style-name="P47">unconstrained_array_definition ::= <text:span text:style-name="T1">array</text:span>(index_subtype {, index_subtype}) <text:span text:style-name="T1">of </text:span>subtype_indication</text:p>
      <text:p text:style-name="P1"/>
      <text:p text:style-name="P47">index_subtype ::= <text:span text:style-name="T2">type</text:span>_name <text:span text:style-name="T1">range</text:span> &lt;&gt;</text:p>
      <text:p text:style-name="P47"/>
      <text:p text:style-name="P47">constrained_array_definition ::= <text:span text:style-name="T1">array</text:span> index_constraint <text:span text:style-name="T1">of</text:span> subtype_indication</text:p>
      <text:p text:style-name="P1"/>
      <text:p text:style-name="P1">index_constraint ::= (discrete_range {, discrete_range})</text:p>
      <text:p text:style-name="P1"/>
      <text:p text:style-name="P1">discrete_range ::= subtype_indication | range</text:p>
      <text:p text:style-name="P1"/>
      <text:p text:style-name="P1"/>
      <text:p text:style-name="P1">record_type_definition ::= <text:span text:style-name="T1">record</text:span> component_list <text:span text:style-name="T1">end</text:span> <text:span text:style-name="T1">record</text:span></text:p>
      <text:p text:style-name="P1"/>
      <text:p text:style-name="P1">component_list ::=</text:p>
      <text:p text:style-name="P1"><text:s text:c="6"/>component_declaration {component_declaration}</text:p>
      <text:p text:style-name="P1"><text:s text:c="3"/>| {component_declaration} variant_part</text:p>
      <text:p text:style-name="P1"><text:s text:c="3"/>| <text:s/><text:span text:style-name="T1">null</text:span>;</text:p>
      <text:p text:style-name="P1"/>
      <text:p text:style-name="P24">component_declaration ::= identifier_list : subtype_definition [:= <text:span text:style-name="T15">expression</text:span>];</text:p>
      <text:p text:style-name="P1"/>
      <text:p text:style-name="P1">variant_part ::=</text:p>
      <text:p text:style-name="P1"><text:s text:c="3"/><text:span text:style-name="T1">case</text:span> <text:span text:style-name="T2">discriminant</text:span>_identifier <text:span text:style-name="T1">is</text:span></text:p>
      <text:p text:style-name="P1"><text:s text:c="7"/>variant</text:p>
      <text:p text:style-name="P1"><text:s text:c="6"/>{variant}</text:p>
      <text:p text:style-name="P1"><text:s text:c="3"/><text:span text:style-name="T1">end</text:span> <text:span text:style-name="T1">case</text:span>;</text:p>
      <text:p text:style-name="P1"/>
      <text:p text:style-name="P1">variant ::= <text:span text:style-name="T1">when</text:span> choice {| choice} =&gt; component_list</text:p>
      <text:p text:style-name="P1"/>
      <text:p text:style-name="P25">choice ::= <text:span text:style-name="T15">simple_expression</text:span> | discrete_range | <text:span text:style-name="T1">others</text:span> | <text:span text:style-name="T2">component</text:span>_identifier</text:p>
      <text:p text:style-name="P4"/>
      <text:p text:style-name="P4"/>
      <text:p text:style-name="P27"><text:span text:style-name="T6">access_type_definition ::= </text:span><text:span text:style-name="T7">access</text:span><text:span text:style-name="T6"> subtype_indication</text:span></text:p>
      <text:p text:style-name="P4"/>
      <text:p text:style-name="P19"><text:span text:style-name="T6">derived_type_definition ::= </text:span><text:span text:style-name="T1">new</text:span><text:span text:style-name="T6"> subtype_indication</text:span></text:p>
      <text:p text:style-name="P19"/>
      <text:p text:style-name="P19"/>
      <text:p text:style-name="P19">subtype_declaration ::= <text:span text:style-name="T1">subtype</text:span> identifier <text:span text:style-name="T1">is</text:span> subtype_indication;</text:p>
      <text:p text:style-name="P19"/>
      <text:p text:style-name="P19">subtype_indication ::= <text:span text:style-name="T2">type</text:span>_name [constraint]</text:p>
      <text:p text:style-name="P19"/>
      <text:p text:style-name="P19">constraint ::=</text:p>
      <text:p text:style-name="P19"><text:s text:c="5"/>range_constraint <text:s text:c="6"/>| floating_point_constraint</text:p>
      <text:p text:style-name="P19"><text:s text:c="3"/>| fixed_point_constraint | index_constraint</text:p>
      <text:p text:style-name="P19"><text:s text:c="3"/>| discriminant_constraint</text:p>
      <text:p text:style-name="P21"/>
      <text:p text:style-name="P21">discriminant_constraint ::= (discriminant_association {, discriminant_association})</text:p>
      <text:p text:style-name="P21"/>
      <text:p text:style-name="P24">discriminant_association ::= [<text:span text:style-name="T2">discriminant</text:span>_identifier {| <text:span text:style-name="T2">discriminant</text:span>_identifier} =&gt;] <text:span text:style-name="T15">expression</text:span></text:p>
      <text:p text:style-name="P21"/>
      <text:p text:style-name="P12"/>
      <text:p text:style-name="P12">renaming_declaration ::=</text:p>
      <text:p text:style-name="P12"><text:s text:c="5"/>identifier : <text:span text:style-name="T2">type</text:span>_name <text:s text:c="2"/><text:span text:style-name="T1">renames</text:span> <text:span text:style-name="T2">object</text:span>_name;</text:p>
      <text:p text:style-name="P12"><text:s text:c="3"/>| identifier : <text:span text:style-name="T1">exception</text:span> <text:s text:c="2"/><text:span text:style-name="T1">renames</text:span> <text:span text:style-name="T2">exception</text:span>_name;</text:p>
      <text:p text:style-name="P12"><text:s text:c="3"/>| <text:span text:style-name="T1">package</text:span> identifier <text:s text:c="6"/><text:span text:style-name="T1">renames</text:span> <text:span text:style-name="T2">package</text:span>_name;</text:p>
      <text:p text:style-name="P41"><text:s text:c="3"/>| subprogram_specification <text:span text:style-name="T1">renames</text:span> <text:span text:style-name="T2">subprogram_or_entry</text:span>_name;</text:p>
      <text:p text:style-name="P41"/>
      <text:p text:style-name="P33"/>
      <text:p text:style-name="P42">name ::=</text:p>
      <text:p text:style-name="P15"><text:s text:c="5"/>identifier</text:p>
      <text:p text:style-name="P1"><text:s text:c="3"/>| character_literal <text:s/>| operator_symbol</text:p>
      <text:p text:style-name="P1"><text:s text:c="3"/>| indexed_component <text:s/>| slice</text:p>
      <text:p text:style-name="P1"><text:s text:c="3"/>| selected_component | attribute</text:p>
      <text:p text:style-name="P1"/>
      <text:p text:style-name="P1">prefix ::= name | function_call</text:p>
      <text:p text:style-name="P1"/>
      <text:p text:style-name="P24">indexed_component ::= prefix(<text:span text:style-name="T15">expression</text:span> {, <text:span text:style-name="T15">expression</text:span>})</text:p>
      <text:p text:style-name="P1"/>
      <text:p text:style-name="P1">slice ::= prefix(discrete_range)</text:p>
      <text:p text:style-name="P1"/>
      <text:p text:style-name="P1">selected_component ::= prefix.selector</text:p>
      <text:p text:style-name="P1"/>
      <text:p text:style-name="P1">selector ::= identifier | character_literal | operator_symbol | <text:span text:style-name="T1">all</text:span></text:p>
      <text:p text:style-name="P1"/>
      <text:p text:style-name="P1">attribute ::= prefix'attribute_designator</text:p>
      <text:p text:style-name="P1"/>
      <text:p text:style-name="P1">attribute_designator ::= identifier [(<text:span text:style-name="T5">universal</text:span><text:span text:style-name="T16">_static_expression</text:span>)]</text:p>
      <text:p text:style-name="P40"/>
      <text:p text:style-name="P5"/>
      <text:p text:style-name="P1"><text:span text:style-name="T15">expression</text:span> ::=</text:p>
      <text:p text:style-name="P1"><text:s text:c="5"/>relation {<text:span text:style-name="T1">and</text:span> relation} | relation {<text:span text:style-name="T1">and then</text:span> relation}</text:p>
      <text:p text:style-name="P1"><text:s text:c="3"/>| relation {<text:span text:style-name="T1">or</text:span> relation} <text:s/>| relation {<text:span text:style-name="T1">or else</text:span> relation}</text:p>
      <text:p text:style-name="P1"><text:s text:c="3"/>| relation {<text:span text:style-name="T1">xor</text:span> relation}</text:p>
      <text:p text:style-name="P1"/>
      <text:p text:style-name="P1">relation ::=</text:p>
      <text:p text:style-name="P25"><text:s text:c="5"/><text:span text:style-name="T15">simple_expression</text:span> [relational_operator <text:span text:style-name="T16">simple_expression</text:span>]</text:p>
      <text:p text:style-name="P25"><text:s text:c="3"/>| <text:span text:style-name="T15">simple_expression</text:span> [<text:span text:style-name="T1">not</text:span>] <text:span text:style-name="T1">in</text:span> range</text:p>
      <text:p text:style-name="P25"><text:s text:c="3"/>| <text:span text:style-name="T15">simple_expression</text:span> [<text:span text:style-name="T1">not</text:span>] <text:span text:style-name="T1">in</text:span> <text:span text:style-name="T2">type</text:span>_name</text:p>
      <text:p text:style-name="P1"/>
      <text:p text:style-name="P25"><text:span text:style-name="T15">simple_expression</text:span> ::= [unary_adding_operator] term {binary_adding_operator term}</text:p>
      <text:p text:style-name="P1"/>
      <text:p text:style-name="P1">term ::= factor {multiplying_operator factor}</text:p>
      <text:p text:style-name="P1"/>
      <text:p text:style-name="P1">factor ::= primary [** primary] | <text:span text:style-name="T1">abs</text:span> primary | <text:span text:style-name="T1">not</text:span> primary</text:p>
      <text:p text:style-name="P1"/>
      <text:p text:style-name="P1">primary ::=</text:p>
      <text:p text:style-name="P1"><text:s text:c="5"/>numeric_literal | <text:span text:style-name="T1">null</text:span> | aggregate | string_literal</text:p>
      <text:p text:style-name="P1"><text:s text:c="3"/>| name | allocator | function_call | type_conversion</text:p>
      <text:p text:style-name="P24"><text:s text:c="3"/>| qualified_expression | (<text:span text:style-name="T15">expression</text:span>)</text:p>
      <text:p text:style-name="P14"/>
      <text:p text:style-name="P14">aggregate ::= (component_association {, component_association})</text:p>
      <text:p text:style-name="P14"/>
      <text:p text:style-name="P24">component_association ::= [choice {| choice} =&gt; ] <text:span text:style-name="T15">expression</text:span></text:p>
      <text:p text:style-name="P14"/>
      <text:p text:style-name="P1">logical_operator ::= <text:span text:style-name="T1">and</text:span> | <text:span text:style-name="T1">or</text:span> | <text:span text:style-name="T1">xor</text:span></text:p>
      <text:p text:style-name="P1"/>
      <text:p text:style-name="P1">relational_operator ::= = | /= | &lt; | &lt;= | &gt; | &gt;=</text:p>
      <text:p text:style-name="P1"/>
      <text:p text:style-name="P1">binary_adding_operator ::= + | - | &amp;</text:p>
      <text:p text:style-name="P1"/>
      <text:p text:style-name="P1">unary_adding_operator ::= + | -</text:p>
      <text:p text:style-name="P1"/>
      <text:p text:style-name="P1">multiplying_operator ::= * | / | <text:span text:style-name="T1">mod</text:span> | <text:span text:style-name="T1">rem</text:span></text:p>
      <text:p text:style-name="P1"/>
      <text:p text:style-name="P1">highest_precedence_operator ::= ** | <text:span text:style-name="T1">abs</text:span> | <text:span text:style-name="T1">not</text:span></text:p>
      <text:p text:style-name="P1"/>
      <text:p text:style-name="P24">type_conversion ::= <text:span text:style-name="T2">type</text:span>_name(<text:span text:style-name="T15">expression</text:span>)</text:p>
      <text:p text:style-name="P1"/>
      <text:p text:style-name="P24">qualified_expression ::= <text:span text:style-name="T2">type</text:span>_name'(<text:span text:style-name="T15">expression</text:span>) | <text:span text:style-name="T2">type</text:span>_name'aggregate</text:p>
      <text:p text:style-name="P1"/>
      <text:p text:style-name="P1">allocator ::= <text:span text:style-name="T1">new</text:span> subtype_indication | <text:span text:style-name="T1">new</text:span> qualified_expression</text:p>
      <text:p text:style-name="P40"/>
      <text:p text:style-name="P1"/>
      <text:p text:style-name="P22"><text:span text:style-name="T14">sequence_of_statements</text:span> ::= statement {statement}</text:p>
      <text:p text:style-name="P1"/>
      <text:p text:style-name="P1">statement ::= {label} simple_statement | {label} compound_statement</text:p>
      <text:p text:style-name="P1"/>
      <text:p text:style-name="P16">simple_statement ::=</text:p>
      <text:p text:style-name="P16"><text:s text:c="5"/>null_statement</text:p>
      <text:p text:style-name="P1"><text:s text:c="3"/>| assignment_statement | procedure_call_statement</text:p>
      <text:p text:style-name="P1"><text:s text:c="3"/>| exit_statement <text:s text:c="6"/>| return_statement</text:p>
      <text:p text:style-name="P1"><text:s text:c="3"/>| goto_statement <text:s text:c="6"/>| entry_call_statement</text:p>
      <text:p text:style-name="P1"><text:s text:c="3"/>| delay_statement <text:s text:c="5"/>| abort_statement</text:p>
      <text:p text:style-name="P1"><text:s text:c="3"/>| raise_statement <text:s text:c="5"/>| code_statement</text:p>
      <text:p text:style-name="P3"/>
      <text:p text:style-name="P1"/>
      <text:p text:style-name="P1">compound_statement ::=</text:p>
      <text:p text:style-name="P1"><text:s text:c="5"/>if_statement <text:s text:c="4"/>| case_statement</text:p>
      <text:p text:style-name="P1"><text:s text:c="3"/>| loop_statement <text:s text:c="2"/>| block_statement</text:p>
      <text:p text:style-name="P1"><text:s text:c="3"/>| accept_statement | select_statement</text:p>
      <text:p text:style-name="P1"/>
      <text:p text:style-name="P1">label ::= &lt;&lt;<text:span text:style-name="T2">label</text:span>_identifier&gt;&gt;</text:p>
      <text:p text:style-name="P1"/>
      <text:p text:style-name="P1">null_statement ::= <text:span text:style-name="T1">null</text:span>;</text:p>
      <text:p text:style-name="P1"/>
      <text:p text:style-name="P24">assignment_statement ::= <text:span text:style-name="T2">variable</text:span>_name := <text:span text:style-name="T15">expression</text:span>;</text:p>
      <text:p text:style-name="P1"/>
      <text:p text:style-name="P1">if_statement ::=</text:p>
      <text:p text:style-name="P1"><text:s text:c="4"/><text:span text:style-name="T1">if</text:span> condition <text:span text:style-name="T1">then</text:span></text:p>
      <text:p text:style-name="P22"><text:s text:c="6"/><text:span text:style-name="T14">sequence_of_statements</text:span></text:p>
      <text:p text:style-name="P1"><text:s text:c="3"/>{<text:span text:style-name="T1">elsif</text:span> condition <text:span text:style-name="T1">then</text:span></text:p>
      <text:p text:style-name="P22"><text:s text:c="6"/><text:span text:style-name="T14">sequence_of_statements</text:span>}</text:p>
      <text:p text:style-name="P1"><text:s text:c="3"/>[<text:span text:style-name="T1">else</text:span></text:p>
      <text:p text:style-name="P22"><text:s text:c="6"/><text:span text:style-name="T14">sequence_of_statements</text:span>]</text:p>
      <text:p text:style-name="P6"><text:s text:c="4"/><text:span text:style-name="T1">end</text:span> <text:span text:style-name="T1">if</text:span>;</text:p>
      <text:p text:style-name="P6"/>
      <text:p text:style-name="P6">condition ::= <text:span text:style-name="T2">boolean</text:span>_expression</text:p>
      <text:p text:style-name="P1"/>
      <text:p text:style-name="P1">case_statement ::=</text:p>
      <text:p text:style-name="P24"><text:s text:c="3"/><text:span text:style-name="T1">case</text:span> <text:span text:style-name="T15">expression</text:span> <text:span text:style-name="T1">is</text:span></text:p>
      <text:p text:style-name="P1"><text:s text:c="7"/>case_statement_alternative</text:p>
      <text:p text:style-name="P1"><text:s text:c="6"/>{case_statement_alternative}</text:p>
      <text:p text:style-name="P1"><text:s text:c="3"/><text:span text:style-name="T1">end</text:span> <text:span text:style-name="T1">case</text:span>;</text:p>
      <text:p text:style-name="P1"/>
      <text:p text:style-name="P1">case_statement_alternative ::=</text:p>
      <text:p text:style-name="P1"><text:s text:c="3"/><text:span text:style-name="T1">when</text:span> choice {| choice } =&gt;</text:p>
      <text:p text:style-name="P22"><text:s text:c="6"/><text:span text:style-name="T14">sequence_of_statements</text:span></text:p>
      <text:p text:style-name="P1"/>
      <text:p text:style-name="P1">loop_statement ::=</text:p>
      <text:p text:style-name="P1"><text:s text:c="3"/>[<text:span text:style-name="T2">loop</text:span>_identifier:]</text:p>
      <text:p text:style-name="P1"><text:s text:c="6"/>[iteration_scheme] <text:span text:style-name="T1">loop</text:span></text:p>
      <text:p text:style-name="P23"><text:s text:c="9"/><text:span text:style-name="T14">sequence_of_statements</text:span></text:p>
      <text:p text:style-name="P1"><text:s text:c="7"/><text:span text:style-name="T1">end</text:span> <text:span text:style-name="T1">loop</text:span> [<text:span text:style-name="T2">loop</text:span>_identifier];</text:p>
      <text:p text:style-name="P1"/>
      <text:p text:style-name="P1">iteration_scheme ::= <text:span text:style-name="T1">while</text:span> condition | <text:span text:style-name="T1">for</text:span> loop_parameter_specification</text:p>
      <text:p text:style-name="P1"/>
      <text:p text:style-name="P1">loop_parameter_specification ::= identifier in [<text:span text:style-name="T1">reverse</text:span>] discrete_range</text:p>
      <text:p text:style-name="P1"/>
      <text:p text:style-name="P1">block_statement ::=</text:p>
      <text:p text:style-name="P1"><text:s text:c="3"/>[<text:span text:style-name="T2">block</text:span>_identifier:]</text:p>
      <text:p text:style-name="P1"><text:s text:c="6"/>[<text:span text:style-name="T1">declare</text:span></text:p>
      <text:p text:style-name="P22"><text:s text:c="11"/><text:span text:style-name="T13">declarative_part</text:span>]</text:p>
      <text:p text:style-name="P1"><text:s text:c="7"/><text:span text:style-name="T1">begin</text:span></text:p>
      <text:p text:style-name="P23"><text:s text:c="11"/><text:span text:style-name="T14">sequence_of_statements</text:span></text:p>
      <text:p text:style-name="P1"><text:s text:c="6"/>[<text:span text:style-name="T1">exception</text:span></text:p>
      <text:p text:style-name="P1"><text:s text:c="11"/>exception_handler</text:p>
      <text:p text:style-name="P1"><text:s text:c="10"/>{exception_handler}]</text:p>
      <text:p text:style-name="P1"><text:s text:c="7"/><text:span text:style-name="T1">end</text:span> [<text:span text:style-name="T2">block</text:span>_identifier];</text:p>
      <text:p text:style-name="P1"/>
      <text:p text:style-name="P1">exit_statement ::= <text:span text:style-name="T1">exit</text:span> [<text:span text:style-name="T2">loop</text:span>_name] [<text:span text:style-name="T1">when</text:span> condition];</text:p>
      <text:p text:style-name="P1"/>
      <text:p text:style-name="P24">return_statement ::= <text:span text:style-name="T1">return</text:span> [<text:span text:style-name="T15">expression</text:span>];</text:p>
      <text:p text:style-name="P1"/>
      <text:p text:style-name="P1">goto_statement ::= <text:span text:style-name="T1">goto</text:span> <text:span text:style-name="T2">label</text:span>_name;</text:p>
      <text:p text:style-name="P1"/>
      <text:p text:style-name="P31"><text:span text:style-name="T11">raise_statement ::= </text:span><text:span text:style-name="T1">raise</text:span><text:span text:style-name="T11"> [</text:span><text:span text:style-name="T3">exception</text:span><text:span text:style-name="T11">_name];</text:span></text:p>
      <text:p text:style-name="P34"/>
      <text:p text:style-name="P34"/>
      <text:p text:style-name="P1">procedure_call_statement ::= <text:span text:style-name="T2">procedure</text:span>_name [actual_parameter_part];</text:p>
      <text:p text:style-name="P1"/>
      <text:p text:style-name="P1">function_call ::= <text:span text:style-name="T2">function</text:span>_name [actual_parameter_part]</text:p>
      <text:p text:style-name="P1"/>
      <text:p text:style-name="P1">actual_parameter_part ::= (parameter_association {, parameter_association})</text:p>
      <text:p text:style-name="P1"/>
      <text:p text:style-name="P1">parameter_association ::= [formal_parameter =&gt;] actual_parameter</text:p>
      <text:p text:style-name="P1"/>
      <text:p text:style-name="P1">formal_parameter ::= <text:span text:style-name="T2">parameter</text:span>_identifier</text:p>
      <text:p text:style-name="P1"/>
      <text:p text:style-name="P24">actual_parameter ::= <text:span text:style-name="T15">expression</text:span> | <text:span text:style-name="T2">variable</text:span>_name | <text:span text:style-name="T2">type</text:span>_name(<text:span text:style-name="T2">variable</text:span>_name)</text:p>
      <text:p text:style-name="P1"/>
      <text:p text:style-name="P37"/>
      <text:p text:style-name="P43"><text:span text:style-name="T12">r</text:span>epresentation_clause ::= type_representation_clause | address_clause</text:p>
      <text:p text:style-name="P16"/>
      <text:p text:style-name="P21">type_representation_clause ::=</text:p>
      <text:p text:style-name="P21"><text:s text:c="5"/>length_clause</text:p>
      <text:p text:style-name="P16"><text:s text:c="3"/>| enumeration_representation_clause</text:p>
      <text:p text:style-name="P16"><text:s text:c="3"/>| record_representation_clause</text:p>
      <text:p text:style-name="P16"/>
      <text:p text:style-name="P25">length_clause ::= <text:span text:style-name="T1">for</text:span> attribute <text:span text:style-name="T1">use</text:span> <text:span text:style-name="T15">simple_expression</text:span>;</text:p>
      <text:p text:style-name="P16"/>
      <text:p text:style-name="P16">enumeration_representation_clause ::=</text:p>
      <text:p text:style-name="P16"><text:s text:c="3"/><text:span text:style-name="T1">for</text:span> <text:span text:style-name="T2">type</text:span>_identifier <text:span text:style-name="T1">use</text:span> aggregate;</text:p>
      <text:p text:style-name="P16"/>
      <text:p text:style-name="P16">record_representation_clause ::=</text:p>
      <text:p text:style-name="P16"><text:s text:c="3"/><text:span text:style-name="T1">for</text:span> <text:span text:style-name="T2">type</text:span>_identifier <text:span text:style-name="T1">use</text:span></text:p>
      <text:p text:style-name="P16"><text:s text:c="6"/><text:span text:style-name="T1">record</text:span> [alignment_clause]</text:p>
      <text:p text:style-name="P16"><text:s text:c="9"/>{component_clause}</text:p>
      <text:p text:style-name="P16"><text:s text:c="6"/><text:span text:style-name="T1">end</text:span> <text:span text:style-name="T1">record</text:span>;</text:p>
      <text:p text:style-name="P16"/>
      <text:p text:style-name="P25">alignment_clause ::= <text:span text:style-name="T1">at</text:span> <text:span text:style-name="T1">mod</text:span> <text:span text:style-name="T4">static</text:span><text:span text:style-name="T15">_simple_expression</text:span>;</text:p>
      <text:p text:style-name="P16"/>
      <text:p text:style-name="P16">component_clause ::=</text:p>
      <text:p text:style-name="P25"><text:s text:c="3"/><text:span text:style-name="T2">component</text:span>_name <text:span text:style-name="T1">at</text:span> <text:s/><text:span text:style-name="T4">static</text:span><text:span text:style-name="T15">_simple_expression</text:span></text:p>
      <text:p text:style-name="P16"><text:s text:c="18"/><text:span text:style-name="T1">range</text:span> static_range;</text:p>
      <text:p text:style-name="P16"/>
      <text:p text:style-name="P25">address_clause ::= <text:span text:style-name="T1">for</text:span> identifier <text:span text:style-name="T1">use</text:span> <text:span text:style-name="T1">at</text:span> <text:span text:style-name="T15">simple_expression</text:span>;</text:p>
      <text:p text:style-name="P16"/>
      <text:p text:style-name="P16">code_statement ::= <text:span text:style-name="T2">type</text:span>_name'record_aggregate;</text:p>
      <text:p text:style-name="P8"/>
      <text:p text:style-name="P39"/>
      <text:p text:style-name="P8">graphic_character ::=</text:p>
      <text:p text:style-name="P8"><text:s text:c="5"/>basic_graphic_character</text:p>
      <text:p text:style-name="P8"><text:s text:c="3"/>| lower_case_letter | other_special_character</text:p>
      <text:p text:style-name="P8"/>
      <text:p text:style-name="P8">basic_graphic_character ::=</text:p>
      <text:p text:style-name="P8"><text:s text:c="5"/>upper_case_letter | digit</text:p>
      <text:p text:style-name="P8"><text:s text:c="3"/>| special_character | space_character</text:p>
      <text:p text:style-name="P8"/>
      <text:p text:style-name="P8">basic_character ::= basic_graphic_character | format_effector</text:p>
      <text:p text:style-name="P8"/>
      <text:p text:style-name="P8">identifier ::= letter {[underline] letter_or_digit}</text:p>
      <text:p text:style-name="P21"/>
      <text:p text:style-name="P21">identifier_list ::= identifier {, identifier}</text:p>
      <text:p text:style-name="P8"/>
      <text:p text:style-name="P8">letter_or_digit ::= letter | digit</text:p>
      <text:p text:style-name="P8"/>
      <text:p text:style-name="P8">letter ::= upper_case_letter | lower_case_letter</text:p>
      <text:p text:style-name="P8"/>
      <text:p text:style-name="P8">numeric_literal ::= decimal_literal | based_literal</text:p>
      <text:p text:style-name="P8"/>
      <text:p text:style-name="P8">decimal_literal ::= integer [.integer] [exponent]</text:p>
      <text:p text:style-name="P8"/>
      <text:p text:style-name="P8">integer ::= digit {[underline] digit}</text:p>
      <text:p text:style-name="P8"/>
      <text:p text:style-name="P8">exponent ::= E [+] integer | E - integer</text:p>
      <text:p text:style-name="P8"/>
      <text:p text:style-name="P8">based_literal ::= base # based_integer [.based_integer] # [exponent]</text:p>
      <text:p text:style-name="P8"/>
      <text:p text:style-name="P8">base ::= integer</text:p>
      <text:p text:style-name="P8"/>
      <text:p text:style-name="P8">based_integer ::= extended_digit {[underline] extended_digit}</text:p>
      <text:p text:style-name="P8"/>
      <text:p text:style-name="P8">extended_digit ::= digit | letter</text:p>
      <text:p text:style-name="P8"/>
      <text:p text:style-name="P8">character_literal ::= 'graphic_character'</text:p>
      <text:p text:style-name="P8"/>
      <text:p text:style-name="P30">string_literal ::= "{graphic_character}"</text:p>
      <text:p text:style-name="P8"/>
      <text:p text:style-name="P8">designator ::= identifier | operator_symbol</text:p>
      <text:p text:style-name="P8"/>
      <text:p text:style-name="P8">operator_symbol ::= string_literal</text:p>
      <text:p text:style-name="P30"/>
      <text:p text:style-name="P35"/>
      <text:p text:style-name="P8">pragma ::= <text:span text:style-name="T1">pragma</text:span> identifier [(argument_association {, argument_association})];</text:p>
      <text:p text:style-name="P8"/>
      <text:p text:style-name="P8">argument_association ::=</text:p>
      <text:p text:style-name="P8"><text:s text:c="5"/>[<text:span text:style-name="T2">argument</text:span>_identifier =&gt;] name</text:p>
      <text:p text:style-name="P24"><text:s text:c="3"/>| [<text:span text:style-name="T2">argument</text:span>_identifier =&gt;] <text:span text:style-name="T15">expression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26:40.859523205</meta:creation-date>
    <dc:date>2022-11-03T08:39:27.190092443</dc:date>
    <meta:editing-duration>PT3H6M59S</meta:editing-duration>
    <meta:editing-cycles>34</meta:editing-cycles>
    <meta:generator>LibreOffice/7.1.8.1$Linux_X86_64 LibreOffice_project/10$Build-1</meta:generator>
    <meta:print-date>2022-10-13T11:51:18.658243547</meta:print-date>
    <meta:document-statistic meta:table-count="0" meta:image-count="0" meta:object-count="0" meta:page-count="4" meta:paragraph-count="349" meta:word-count="1237" meta:character-count="13906" meta:non-whitespace-character-count="12024"/>
  </office:meta>
</office:document-meta>
</file>